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055a3"/>
    </style:style>
    <style:style style:name="T8" style:family="text">
      <style:text-properties officeooo:rsid="035131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Skala, 201<text:span text:style-name="T5">8</text:span></text:p>
      <text:p text:style-name="P5"/>
      <text:p text:style-name="P5"/>
      <text:p text:style-name="P3">© 201<text:span text:style-name="T5">8</text:span> by Wolfgang 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<text:span text:style-name="T8">Version 1.1</text:span>, <text:span text:style-name="T8">December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1T17:28:23.559356851</dc:date>
    <dc:creator>Wolfgang Skala</dc:creator>
    <meta:editing-duration>P9DT4H50M1S</meta:editing-duration>
    <meta:editing-cycles>768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20" meta:non-whitespace-character-count="374"/>
  </office:meta>
</office:document-meta>
</file>